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Module1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3929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estID</text:p>
          </table:table-cell>
          <table:table-cell table:style-name="ce1" office:value-type="string">
            <text:p>TestOK</text:p>
          </table:table-cell>
        </table:table-row>
        <table:table-row table:style-name="ro1">
          <table:table-cell office:value-type="string">
            <text:p>Test single quote comment</text:p>
          </table:table-cell>
          <table:table-cell table:formula="of:=TESTSINGLEQUOTECOMMENT() = 1" office:value-type="boolean" office:boolean-value="false">
            <text:p>FALSE</text:p>
          </table:table-cell>
        </table:table-row>
        <table:table-row table:style-name="ro1">
          <table:table-cell office:value-type="string">
            <text:p>Test REM comment</text:p>
          </table:table-cell>
          <table:table-cell table:formula="of:=TESTREMCOMMENT() = 1" office:value-type="boolean" office:boolean-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6/08/2022</text:date>, <text:time>18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0:43:43</meta:creation-date>
    <meta:editing-duration>PT20M49S</meta:editing-duration>
    <meta:editing-cycles>6</meta:editing-cycles>
    <meta:generator>OpenOffice/4.1.12$Unix OpenOffice.org_project/4112m1$Build-9809</meta:generator>
    <dc:date>2022-06-08T18:31:27</dc:date>
    <dc:creator>Carl Marcum</dc:creator>
    <meta:document-statistic meta:table-count="1" meta:cell-count="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testSingleQuoteComment
    dim a as long, b as long
    a=0:  b=0
    if a = b then a=1  else a=2  'my comment
    b=1 
    testSingleQuoteComment = b
End Function

Function testRemComment
	dim a as long, b as long
    a=0:  b=0
    if a = b then a=1  else a=2  REM my comment
    b=1 
    testRemComment = b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